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2.3516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1.84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nanoComp_BOM_P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/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/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603-CC805KKX7R7BB105 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1N5819HW-F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SM0805UGC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49-SM0805UGC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_PowerOnly_6P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USB4125-GF-A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40-USB4125-GF-A </text:p>
          </table:table-cell>
        </table:table-row>
        <table:table-row table:style-name="ro1">
          <table:table-cell office:value-type="string" calcext:value-type="string">
            <text:p>J2,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67643-3910 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67643-3910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Pin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855-M20-9990646 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1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38-22-28-4146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38-22-28-4042</text:p>
          </table:table-cell>
        </table:table-row>
        <table:table-row table:style-name="ro1"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94-MCU08050C5101FP5 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71-TNPW08051K00FEEA 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Wuerth_450301014042</text:p>
          </table:table-cell>
          <table:table-cell office:value-type="string" calcext:value-type="string">
            <text:p>Wurth</text:p>
          </table:table-cell>
          <table:table-cell office:value-type="string" calcext:value-type="string">
            <text:p>45030101404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10-450301014042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ipeed</text:p>
          </table:table-cell>
          <table:table-cell office:value-type="string" calcext:value-type="string">
            <text:p>Tang Nano 20k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5T11:56:53.117076779</dc:date>
    <meta:editing-duration>PT7M9S</meta:editing-duration>
    <meta:editing-cycles>5</meta:editing-cycles>
    <meta:generator>LibreOffice/7.3.7.2$Linux_X86_64 LibreOffice_project/30$Build-2</meta:generator>
    <meta:document-statistic meta:table-count="1" meta:cell-count="83" meta:object-count="0"/>
  </office:meta>
</office:document-meta>
</file>